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dc574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0dc574" officeooo:paragraph-rsid="000e5d15" style:font-size-asian="12pt" style:font-size-complex="12pt"/>
    </style:style>
    <style:style style:name="P4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7431" officeooo:paragraph-rsid="000e5d15" style:font-size-asian="12pt" style:font-size-complex="12pt"/>
    </style:style>
    <style:style style:name="P5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7431" officeooo:paragraph-rsid="0011743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1e4d6" officeooo:paragraph-rsid="0011e4d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17431" officeooo:paragraph-rsid="00117431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1e4d6" officeooo:paragraph-rsid="0011e4d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748f6" officeooo:paragraph-rsid="001748f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86c56" officeooo:paragraph-rsid="00186c5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c14b2" officeooo:paragraph-rsid="001c14b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e9531" officeooo:paragraph-rsid="001e953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025de" officeooo:paragraph-rsid="002025d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20b51" officeooo:paragraph-rsid="00220b5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27135" officeooo:paragraph-rsid="0022713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3a9da" officeooo:paragraph-rsid="0013a9d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6a541" officeooo:paragraph-rsid="0016a54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748f6" officeooo:paragraph-rsid="001748f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ab38b" officeooo:paragraph-rsid="001ab38b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d2edd" officeooo:paragraph-rsid="001d2ed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1e9531" officeooo:paragraph-rsid="001e953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in" fo:margin-right="0in" style:line-height-at-least="0.1457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bold" officeooo:rsid="00220b51" officeooo:paragraph-rsid="00220b51" style:font-size-asian="12pt" style:font-weight-asian="bold" style:font-size-complex="12pt" style:font-weight-complex="bold"/>
    </style:style>
    <style:style style:name="T1" style:family="text">
      <style:text-properties officeooo:rsid="000e5d15"/>
    </style:style>
    <style:style style:name="T2" style:family="text">
      <style:text-properties officeooo:rsid="000fc15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9f2f" style:font-weight-asian="normal" style:font-weight-complex="normal"/>
    </style:style>
    <style:style style:name="T5" style:family="text">
      <style:text-properties officeooo:rsid="00186c56"/>
    </style:style>
    <style:style style:name="T6" style:family="text">
      <style:text-properties officeooo:rsid="002032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DAOdataProcess():</text:p>
      <text:p text:style-name="P1"/>
      <text:p text:style-name="P3">string array <text:s/><text:span text:style-name="T1">tag compliant</text:span> ← names of people which have at least one tag ←needs to be populated by database</text:p>
      <text:p text:style-name="P2"/>
      <text:p text:style-name="P2">string array content <text:s/>← all scraped posts</text:p>
      <text:p text:style-name="P2">string array name ← all names scraped from all scraped posts</text:p>
      <text:p text:style-name="P2">string array swingTag <text:s/>← all correct swing tags</text:p>
      <text:p text:style-name="P2">string array notags ← all members who have not posted swing tag posts ← needs to be populated by database</text:p>
      <text:p text:style-name="P2"/>
      <text:p text:style-name="P2">for I in name:</text:p>
      <text:p text:style-name="P3"><text:tab/>for <text:span text:style-name="T1">(j = o; j&lt; tag compliant; j++)</text:span></text:p>
      <text:p text:style-name="P3"><text:tab/><text:tab/><text:span text:style-name="T1">if I != tagcompliant[j]</text:span></text:p>
      <text:p text:style-name="P3"><text:tab/><text:tab/><text:tab/><text:span text:style-name="T1">for c in content:</text:span></text:p>
      <text:p text:style-name="P3"><text:tab/><text:tab/><text:tab/><text:tab/><text:span text:style-name="T1">boolean found = false</text:span></text:p>
      <text:p text:style-name="P3"><text:tab/><text:tab/><text:tab/><text:tab/><text:span text:style-name="T1">array foundTag = []</text:span></text:p>
      <text:p text:style-name="P3"><text:tab/><text:tab/><text:tab/><text:tab/><text:span text:style-name="T1">for word in c: </text:span></text:p>
      <text:p text:style-name="P3"><text:tab/><text:tab/><text:tab/><text:tab/><text:tab/><text:span text:style-name="T1">switch statement checking for <text:s/>swing tags</text:span></text:p>
      <text:p text:style-name="P3"><text:tab/><text:tab/><text:tab/><text:tab/><text:tab/><text:span text:style-name="T1">if a switch statement is true</text:span></text:p>
      <text:p text:style-name="P3"><text:tab/><text:tab/><text:tab/><text:tab/><text:tab/><text:span text:style-name="T1">found = true</text:span></text:p>
      <text:p text:style-name="P3"><text:tab/><text:tab/><text:tab/><text:tab/><text:tab/><text:span text:style-name="T1">swing tag added to foundTag array </text:span></text:p>
      <text:p text:style-name="P3"><text:tab/><text:tab/><text:tab/><text:tab/></text:p>
      <text:p text:style-name="P3"><text:tab/><text:tab/><text:tab/><text:tab/><text:span text:style-name="T1">if found ==True:</text:span></text:p>
      <text:p text:style-name="P3"><text:tab/><text:tab/><text:tab/><text:tab/><text:tab/><text:span text:style-name="T2">for r in notag:</text:span></text:p>
      <text:p text:style-name="P3"><text:tab/><text:tab/><text:tab/><text:tab/><text:tab/><text:tab/><text:span text:style-name="T2">if r ==name[i]:</text:span></text:p>
      <text:p text:style-name="P3"><text:tab/><text:tab/><text:tab/><text:tab/><text:tab/><text:tab/><text:tab/><text:span text:style-name="T2">name[i] remove from notag array</text:span></text:p>
      <text:p text:style-name="P3"><text:tab/><text:tab/><text:tab/><text:tab/><text:tab/><text:span text:style-name="T2">call a function to update database</text:span></text:p>
      <text:p text:style-name="P3"><text:tab/><text:tab/><text:tab/><text:tab/><text:tab/><text:span text:style-name="T2">with name[i] for the name and the foundTag array</text:span></text:p>
      <text:p text:style-name="P3"><text:tab/><text:tab/><text:tab/><text:tab/><text:tab/><text:span text:style-name="T2">tags all updated in data base too =)</text:span></text:p>
      <text:p text:style-name="P3"><text:tab/><text:tab/><text:tab/><text:tab/><text:tab/></text:p>
      <text:p text:style-name="P3"/>
      <text:p text:style-name="P3"><text:tab/><text:tab/><text:tab/><text:tab/><text:span text:style-name="T2">else:</text:span></text:p>
      <text:p text:style-name="P3"><text:tab/><text:tab/><text:tab/><text:tab/><text:tab/><text:span text:style-name="T2">name[i].append noTag</text:span></text:p>
      <text:p text:style-name="P3"><text:tab/><text:tab/><text:tab/><text:tab/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UPS<text:span text:style-name="T6">TS</text:span> grabSoup<text:span text:style-name="T3">:</text:span></text:p>
      <text:p text:style-name="P17"><text:span text:style-name="T3"/></text:p>
      <text:p text:style-name="P21"><text:span text:style-name="T3">grabs soup URL from config file stores in variable</text:span></text:p>
      <text:p text:style-name="P17"><text:span text:style-name="T3">while the “see more” link is visible </text:span></text:p>
      <text:p text:style-name="P17"><text:span text:style-name="T3"><text:tab/>click the see more link</text:span></text:p>
      <text:p text:style-name="P17"><text:span text:style-name="T3"/></text:p>
      <text:p text:style-name="P17"><text:span text:style-name="T3">grab all html elements with class userContent and store in array</text:span></text:p>
      <text:p text:style-name="P17"><text:span text:style-name="T3"/></text:p>
      <text:p text:style-name="P17"><text:span text:style-name="T3">then</text:span></text:p>
      <text:p text:style-name="P17"><text:span text:style-name="T3">for I in that array</text:span></text:p>
      <text:p text:style-name="P17"><text:span text:style-name="T3">store I.find(‘p’).text</text:span></text:p>
      <text:p text:style-name="P17"><text:span text:style-name="T3"/></text:p>
      <text:p text:style-name="P17"><text:span text:style-name="T3">will also grab the names of the people posting the soup usage is</text:span></text:p>
      <text:p text:style-name="P17"><text:span text:style-name="T3">findAll(“h5”) with class _5pbw</text:span></text:p>
      <text:p text:style-name="P17"><text:span text:style-name="T3"/></text:p>
      <text:p text:style-name="P17"><text:span text:style-name="T3"/></text:p>
      <text:p text:style-name="P17"><text:span text:style-name="T3">for I in (placeholder):</text:span></text:p>
      <text:p text:style-name="P17"><text:span text:style-name="T3">array store I.find(‘a’).text</text:span></text:p>
      <text:p text:style-name="P17"><text:span text:style-name="T3"/></text:p>
      <text:p text:style-name="P17"><text:span text:style-name="T3">will return both arrays</text:span></text:p>
      <text:p text:style-name="P17"><text:span text:style-name="T3"/></text:p>
      <text:p text:style-name="P19">MNS grabSoup:</text:p>
      <text:p text:style-name="P10"/>
      <text:p text:style-name="P12">grabs soup URL from config file stores in variable</text:p>
      <text:p text:style-name="P10">while seemore link is present</text:p>
      <text:p text:style-name="P10"><text:tab/>click the see more link</text:p>
      <text:p text:style-name="P10"/>
      <text:p text:style-name="P10">make soup</text:p>
      <text:p text:style-name="P10"/>
      <text:p text:style-name="P10">grab all html div tags with class fsl and store in array</text:p>
      <text:p text:style-name="P10">for I in placeholder <text:span text:style-name="T5">grab all a tags.text and store in another array</text:span></text:p>
      <text:p text:style-name="P10"/>
      <text:p text:style-name="P11">return the array with the text.</text:p>
      <text:p text:style-name="P11"/>
      <text:p text:style-name="P22">GM DAO ScrapeCompareDB:</text:p>
      <text:p text:style-name="P13">grab the array of scraped names and store in a array and sort A to Z</text:p>
      <text:p text:style-name="P13">grab the array of database names and store in a array and sort A to z</text:p>
      <text:p text:style-name="P13"/>
      <text:p text:style-name="P14">check arrays if items do not match </text:p>
      <text:p text:style-name="P14">then add or delete scrapped name or database name depending on outcome.</text:p>
      <text:p text:style-name="P14">Call correct database set method as needed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<text:soft-page-break/>PG makeGroupPost:</text:p>
      <text:p text:style-name="P16">grab group main page url from config file</text:p>
      <text:p text:style-name="P16">array payload = grabbed from createPayload object</text:p>
      <text:p text:style-name="P16">create selenium object</text:p>
      <text:p text:style-name="P16">selenium object finds create post text box add payload</text:p>
      <text:p text:style-name="P16">clicks post button</text:p>
      <text:p text:style-name="P15"/>
      <text:p text:style-name="P10"/>
      <text:p text:style-name="P20">DIC dBConnect:</text:p>
      <text:p text:style-name="P20"><text:span text:style-name="T3"/></text:p>
      <text:p text:style-name="P20"><text:span text:style-name="T3">grabs database location from config </text:span><text:span text:style-name="T4">f</text:span><text:span text:style-name="T3">ile and stores in a variable</text:span></text:p>
      <text:p text:style-name="P20"><text:span text:style-name="T3">makes connection with dataBase</text:span></text:p>
      <text:p text:style-name="P18"><text:span text:style-name="T3"/></text:p>
      <text:p text:style-name="P4"/>
      <text:p text:style-name="P7">DBG getTagCompliant:</text:p>
      <text:p text:style-name="P7"/>
      <text:p text:style-name="P5">some sql code to be figured out later and all names put in <text:s/>an array which will be returned</text:p>
      <text:p text:style-name="P5"/>
      <text:p text:style-name="P7">DBG getNoTag:</text:p>
      <text:p text:style-name="P7"/>
      <text:p text:style-name="P5">some more nifty sql code to be figured out later cause im lazy as fuck to be put into an array which will returned later.</text:p>
      <text:p text:style-name="P5"/>
      <text:p text:style-name="P9">DBS Set TagCompliant</text:p>
      <text:p text:style-name="P9"/>
      <text:p text:style-name="P6">After new scrape has sql code which updates tags and sets member tags or updates</text:p>
      <text:p text:style-name="P6"/>
      <text:p text:style-name="P9">DBS addMember</text:p>
      <text:p text:style-name="P9"/>
      <text:p text:style-name="P6">Adds a new member to the member table yet created </text:p>
      <text:p text:style-name="P6"/>
      <text:p text:style-name="P9">DBS removeMember</text:p>
      <text:p text:style-name="P9"/>
      <text:p text:style-name="P6">Removes member from tables yet created need to cascade constrai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23:14:40.167929612</meta:creation-date>
    <meta:generator>LibreOffice/5.1.4.2$Linux_X86_64 LibreOffice_project/10m0$Build-2</meta:generator>
    <dc:date>2016-08-09T00:50:37.812706869</dc:date>
    <meta:editing-duration>PT1H52M19S</meta:editing-duration>
    <meta:editing-cycles>14</meta:editing-cycles>
    <meta:document-statistic meta:table-count="0" meta:image-count="0" meta:object-count="0" meta:page-count="3" meta:paragraph-count="75" meta:word-count="485" meta:character-count="2750" meta:non-whitespace-character-count="2226"/>
  </office:meta>
</office:document-meta>
</file>